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c0c8f8" officeooo:paragraph-rsid="00263243" style:font-size-asian="12pt" style:font-style-asian="normal" style:font-weight-asian="normal" style:font-size-complex="12pt" style:font-style-complex="normal" style:font-weight-complex="normal"/>
    </style:style>
    <style:style style:name="P2" style:family="paragraph" style:parent-style-name="Text_20_body">
      <style:text-properties fo:color="#000000" fo:font-size="12pt" fo:font-style="normal" style:text-underline-style="none" fo:font-weight="normal" officeooo:rsid="00164950" style:font-size-asian="12pt" style:font-style-asian="normal" style:font-weight-asian="normal" style:font-size-complex="12pt" style:font-style-complex="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color="#c9211e" fo:font-size="15pt" fo:font-style="italic" style:text-underline-style="solid" style:text-underline-width="auto" style:text-underline-color="font-color" fo:font-weight="bold" officeooo:rsid="00164950" style:font-size-asian="15pt" style:font-style-asian="italic" style:font-weight-asian="bold" style:font-size-complex="15pt" style:font-style-complex="italic" style:font-weight-complex="bold"/>
    </style:style>
    <style:style style:name="P7" style:family="paragraph" style:parent-style-name="Text_20_body">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Text_20_body">
      <style:text-properties fo:color="#c9211e" fo:font-style="italic" style:text-underline-style="solid" style:text-underline-width="auto" style:text-underline-color="font-color" fo:font-weight="bold" officeooo:paragraph-rsid="0027ba09" style:font-style-asian="italic" style:font-weight-asian="bold" style:font-style-complex="italic" style:font-weight-complex="bold"/>
    </style:style>
    <style:style style:name="P9" style:family="paragraph" style:parent-style-name="Text_20_body">
      <style:text-properties officeooo:paragraph-rsid="0027ba09"/>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T1" style:family="text">
      <style:text-properties style:font-name-asian="MetaNormalLF-Roman" style:font-name-complex="Ari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color="#c9211e"/>
    </style:style>
    <style:style style:name="T14"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c9211e" fo:font-style="italic" fo:font-weight="bold" style:font-style-asian="italic" style:font-weight-asian="bold" style:font-style-complex="italic" style:font-weight-complex="bold"/>
    </style:style>
    <style:style style:name="T16" style:family="text">
      <style:text-properties fo:color="#c9211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7" style:family="text">
      <style:text-properties fo:color="#c9211e" fo:font-weight="bold" style:font-weight-asian="bold" style:font-weight-complex="bold"/>
    </style:style>
    <style:style style:name="T18" style:family="text">
      <style:text-properties fo:color="#00a933"/>
    </style:style>
    <style:style style:name="T1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çon 5: La complexification des génomes, transfert horizontaux et endosymbioses</text:p>
      <text:p text:style-name="Text_20_body"/>
      <text:p text:style-name="P7">Constat:</text:p>
      <text:list xml:id="list419423492" text:style-name="L1">
        <text:list-item>
          <text:p text:style-name="P10">En 1920, Griffith a démontré le phénomène de transformation bactérienne où des pneumocoques non virulents de souche R peuvent se transformer en pneumocoques virulents de souche S en étant en contact avec des pneumocoques S tués par la chaleur.</text:p>
        </text:list-item>
        <text:list-item>
          <text:p text:style-name="P3">En 1940, Avery et ses collègues ont montré que la transformation bactérienne passe par l'ADN.</text:p>
        </text:list-item>
      </text:list>
      <text:p text:style-name="Text_20_body"><text:span text:style-name="T16">Pb:</text:span> <text:span text:style-name="T18">Vérifier que les bactéries R se transforment en bactéries S en intégrant dans leur génome l'ADN des bactéries S préalablement tuées.</text:span></text:p>
      <text:p text:style-name="P7">Les transferts horizontaux chez les bactéries:</text:p>
      <text:list xml:id="list19088151" text:style-name="L2">
        <text:list-item>
          <text:p text:style-name="P11"><text:span text:style-name="T7">La transformation:</text:span> récupération de l'ADN d'une bactérie morte par d'autres bactéries vivantes. Exemple: pneumocoques R récupèrent des gènes du génome de S pour synthétiser la capsule.</text:p>
        </text:list-item>
        <text:list-item>
          <text:p text:style-name="P11"><text:span text:style-name="T7">La transduction: </text:span>utilisation d'un vecteur viral pour transférer des gènes bactériens entre bactéries.</text:p>
        </text:list-item>
        <text:list-item>
          <text:p text:style-name="P4"><text:span text:style-name="T7">La conjugaison:</text:span> échange de plasmides entre bactéries via des ponts appelés pili sexuels.</text:p>
        </text:list-item>
      </text:list>
      <text:p text:style-name="Text_20_body">Ces 3 types de transferts horizontaux peuvent se produire entre bactéries de la même espèce ou d'espèces différentes. Ils ont des conséquences néfastes en termes de santé humaine (ex: résistance aux antibiotiques) et contribuent à la complexification des génomes bactériens.</text:p>
      <text:p text:style-name="P2"/>
      <text:p text:style-name="P2"><text:span text:style-name="T14">Constat :</text:span> Les transferts horizontaux sont fréquents chez les eucaryotes et ont une grande influence sur l'évolution des populations.</text:p>
      <text:p text:style-name="Text_20_body"><text:span text:style-name="T14">Problème : </text:span><text:span text:style-name="T18">Comprendre comment les transferts horizontaux se produisent chez les eucaryotes.</text:span></text:p>
      <text:p text:style-name="P7">II. Les transferts horizontaux chez les eucaryotes :</text:p>
      <text:list xml:id="list3764167775" text:style-name="L3">
        <text:list-item>
          <text:p text:style-name="P12">Les preuves de l'existence de transferts horizontaux chez les eucaryotes ont été mises en évidence grâce au séquençage de l'ADN et à la comparaison des protéines.</text:p>
        </text:list-item>
        <text:list-item>
          <text:p text:style-name="P12">Exemples de transferts horizontaux entre eucaryotes : le puceron rouge capable de synthétiser des pigments appelés caroténoïdes grâce à des gènes proches de ceux des champignons.</text:p>
        </text:list-item>
        <text:list-item>
          <text:p text:style-name="P12">Transferts horizontaux entre procaryotes et eucaryotes, même entre virus et eucaryotes.</text:p>
        </text:list-item>
        <text:list-item>
          <text:p text:style-name="P12">Chez l'Homme, près de 10% de notre génome est d'origine virale et comporte des gènes issus de bactéries, végétaux, champignons, protistes et archées.</text:p>
        </text:list-item>
        <text:list-item>
          <text:p text:style-name="P5">Pour que les gènes obtenus par transfert horizontal soient transmis à la descendance, il faut que les vecteurs viraux aient contaminé les cellules germinales.</text:p>
        </text:list-item>
      </text:list>
      <text:p text:style-name="Text_20_body"><text:span text:style-name="T14">Conclusion : </text:span>Les transferts horizontaux sont fréquents chez les eucaryotes et représentent une part importante de leur génome. Ils ont une grande influence sur l'évolution des populations.</text:p>
      <text:p text:style-name="P2"/>
      <text:p text:style-name="P2"><text:soft-page-break/><text:span text:style-name="T14">Constat</text:span>: Les organismes vivent en interaction les uns avec les autres, notamment à travers la symbiose, où deux organismes s'associent et tirent des bénéfices réciproques. Parfois, cette symbiose évolue vers une endosymbiose, où une cellule d'un organisme entre dans la cellule d'un autre. C'est ce qui s'est produit pour les mitochondries et les chloroplastes, organites présents dans toutes les cellules eucaryotes qui sont essentiels à la respiration cellulaire et à la photosynthèse respectivement.</text:p>
      <text:p text:style-name="Text_20_body"><text:span text:style-name="T14">Problème:</text:span> <text:span text:style-name="T18">Vérifier que les mitochondries et les chloroplastes dérivent d'anciens eucaryotes.</text:span></text:p>
      <text:p text:style-name="P8">II. Les endosymbioses:</text:p>
      <text:p text:style-name="P9">Des arguments génétiques et morphologiques plaident en faveur d'une origine procaryote des mitochondries et des chloroplastes. L'ADN de ces organites ressemble à celui des bactéries, ils ont des ribosomes similaires, et se multiplient de la même manière. Les comparaisons génétiques avec d'autres organismes ont également montré des similitudes avec les cyanobactéries pour les chloroplastes. Il y a donc une forte chance que les chloroplastes dérivent d'une ancienne cyanobactérie qui aurait été phagocytée par une cellule eucaryote primitive.</text:p>
      <text:p text:style-name="Text_20_body"><text:span text:style-name="T14">Conclusion:</text:span> <text:span text:style-name="T13">Les endosymbioses ont permis la complexification des génomes en incorporant des organites procaryotes dans des cellules eucaryotes, comme c'est le cas pour les mitochondries et les chloroplastes. Les transferts horizontaux d'ADN ont également joué un rôle dans cette complexification en ajoutant de nouveaux gènes aux génomes existants.</text:span></text:p>
      <text:p text:style-name="P2"/>
      <text:p text:style-name="P1"><text:span text:style-name="T14">BILAN :</text:span> <text:span text:style-name="T1">Il existe des mécanismes qui, en dehors de la reproduction sexuée, enrichissent le génome de tous les êtres vivants et ont une importance évolutive capitale : les transferts horizontaux de gènes et les endosymbioses. Il en résulte une complexification des génom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9T09:59:33.686000000</dc:date>
    <meta:editing-duration>PT23H50M36S</meta:editing-duration>
    <meta:editing-cycles>12</meta:editing-cycles>
    <meta:generator>LibreOffice/6.3.5.2$Windows_X86_64 LibreOffice_project/dd0751754f11728f69b42ee2af66670068624673</meta:generator>
    <meta:document-statistic meta:table-count="0" meta:image-count="0" meta:object-count="0" meta:page-count="2" meta:paragraph-count="25" meta:word-count="626" meta:character-count="4239" meta:non-whitespace-character-count="3648"/>
  </office:meta>
</office:document-meta>
</file>